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mberUtils.compareParameterTypes( Class [ ] left , Class [ ] right , Class [ ] actu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mberUtils.getPrimitivePromotionCost( final Class srcClass , final Class destClas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emberUtils.isPackageAccess( int modifi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emberUtils.getTotalTransformationCost( Class [ ] srcArgs , Class [ ] dest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mberUtils.setAccessibleWorkaround( AccessibleObject 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mberUtils.isAccessible( Member 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mberUtils.isSynthetic( Member 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mberUtils.getObjectTransformationCost( Class srcClass , Class destClas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